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956" calcext:value-type="float">
            <text:p>95.53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3904" calcext:value-type="float">
            <text:p>95.2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2904" calcext:value-type="float">
            <text:p>94.8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9544" calcext:value-type="float">
            <text:p>94.6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5224" calcext:value-type="float">
            <text:p>94.37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1384" calcext:value-type="float">
            <text:p>94.1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4224" calcext:value-type="float">
            <text:p>93.9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201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1656" calcext:value-type="float">
            <text:p>94.02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201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1992" calcext:value-type="float">
            <text:p>93.6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201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8088" calcext:value-type="float">
            <text:p>93.66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7984" calcext:value-type="float">
            <text:p>93.5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201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8384" calcext:value-type="float">
            <text:p>92.9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9952" calcext:value-type="float">
            <text:p>92.5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6072" calcext:value-type="float">
            <text:p>92.0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668" calcext:value-type="float">
            <text:p>91.5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200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4928" calcext:value-type="float">
            <text:p>91.2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200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9248" calcext:value-type="float">
            <text:p>91.5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200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8312" calcext:value-type="float">
            <text:p>90.8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200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0672" calcext:value-type="float">
            <text:p>90.7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200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4264" calcext:value-type="float">
            <text:p>90.5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200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4808" calcext:value-type="float">
            <text:p>90.2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200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200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4784" calcext:value-type="float">
            <text:p>90.8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200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199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4728" calcext:value-type="float">
            <text:p>89.6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199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0512" calcext:value-type="float">
            <text:p>89.4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199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105</text:p>
          </table:table-cell>
          <table:table-cell office:value-type="string" calcext:value-type="string">
            <text:p>199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7136" calcext:value-type="float">
            <text:p>88.3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